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61cm" fo:min-width="4.918cm" fo:wrap-option="wrap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561cm" fo:min-width="4.919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61cm" fo:min-width="4.919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62cm" fo:min-width="4.919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69cm" fo:min-width="4.393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4.394cm" fo:wrap-option="wrap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</style:style>
    <style:style style:name="T1" style:family="text">
      <style:text-properties fo:language="en" fo:country="US" style:language-asian="zh" style:country-asian="CN" style:language-complex="hi" style:country-complex="I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5.614cm" svg:height="2.007cm" svg:x="17.51cm" svg:y="13.598cm">
          <text:p text:style-name="P1">emp_salary_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615cm" svg:height="2.007cm" svg:x="21.002cm" svg:y="4.708cm">
          <text:p text:style-name="P1"><text:span text:style-name="T1">emp_jobs_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.615cm" svg:height="2.007cm" svg:x="21.002cm" svg:y="9.153cm">
          <text:p text:style-name="P1">emp_sick_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5" draw:id="id5" draw:layer="layout" svg:width="5.615cm" svg:height="2.008cm" svg:x="6.815cm" svg:y="16.772cm">
          <text:p text:style-name="P1">emp_piecework_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5.079cm" svg:height="1.905cm" svg:x="4.493cm" svg:y="2.587cm">
          <text:p text:style-name="P1"><text:span text:style-name="T1">dic_job_tit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5.08cm" svg:height="1.905cm" svg:x="2.587cm" svg:y="7.032cm">
          <text:p text:style-name="P1">employe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7.667cm" svg:y1="7.984cm" svg:x2="21.002cm" svg:y2="5.711cm" draw:start-shape="id1" draw:start-glue-point="1" draw:end-shape="id2" draw:end-glue-point="3" svg:d="M7667 7984h6668v-2273h6667" svg:viewBox="0 0 13336 2274">
          <text:p/>
        </draw:connector>
        <draw:connector draw:style-name="gr7" draw:text-style-name="P1" draw:layer="layout" svg:x1="7.667cm" svg:y1="7.984cm" svg:x2="21.002cm" svg:y2="10.156cm" draw:start-shape="id1" draw:start-glue-point="1" draw:end-shape="id3" draw:end-glue-point="3" svg:d="M7667 7984h6668v2172h6667" svg:viewBox="0 0 13336 2173">
          <text:p/>
        </draw:connector>
        <draw:connector draw:style-name="gr7" draw:text-style-name="P1" draw:layer="layout" svg:x1="7.667cm" svg:y1="7.984cm" svg:x2="17.51cm" svg:y2="14.601cm" draw:start-shape="id1" draw:start-glue-point="1" draw:end-shape="id4" draw:end-glue-point="3" svg:d="M7667 7984h4922v6617h4921" svg:viewBox="0 0 9844 6618">
          <text:p/>
        </draw:connector>
        <draw:connector draw:style-name="gr7" draw:text-style-name="P1" draw:layer="layout" svg:x1="5.127cm" svg:y1="8.937cm" svg:x2="6.815cm" svg:y2="17.776cm" draw:start-shape="id1" draw:start-glue-point="2" draw:end-shape="id5" draw:end-glue-point="3" svg:d="M5127 8937v8839h1688" svg:viewBox="0 0 1689 8840">
          <text:p/>
        </draw:connector>
        <draw:connector draw:style-name="gr7" draw:text-style-name="P1" draw:layer="layout" svg:x1="9.572cm" svg:y1="3.539cm" svg:x2="23.809cm" svg:y2="4.708cm" draw:start-shape="id6" draw:start-glue-point="1" draw:end-shape="id2" draw:end-glue-point="0" svg:d="M9572 3539h14237v1169" svg:viewBox="0 0 14238 1170">
          <text:p/>
        </draw:connector>
        <draw:frame draw:style-name="gr8" draw:text-style-name="P3" draw:layer="layout" svg:width="2.222cm" svg:height="0.962cm" svg:x="9.89cm" svg:y="2.27cm">
          <draw:text-box>
            <text:p>1</text:p>
          </draw:text-box>
        </draw:frame>
        <draw:frame draw:style-name="gr8" draw:text-style-name="P3" draw:layer="layout" svg:width="1.587cm" svg:height="0.962cm" svg:x="23.86cm" svg:y="3.54cm">
          <draw:text-box>
            <text:p>n</text:p>
          </draw:text-box>
        </draw:frame>
        <draw:frame draw:style-name="gr9" draw:text-style-name="P3" draw:layer="layout" svg:width="1.905cm" svg:height="1.27cm" svg:x="7.985cm" svg:y="6.397cm">
          <draw:text-box>
            <text:p>1</text:p>
          </draw:text-box>
        </draw:frame>
        <draw:frame draw:style-name="gr8" draw:text-style-name="P3" draw:layer="layout" svg:width="1.587cm" svg:height="0.962cm" svg:x="19.097cm" svg:y="4.483cm">
          <draw:text-box>
            <text:p>n</text:p>
          </draw:text-box>
        </draw:frame>
        <draw:frame draw:style-name="gr8" draw:text-style-name="P3" draw:layer="layout" svg:width="1.587cm" svg:height="0.962cm" svg:x="19.098cm" svg:y="8.937cm">
          <draw:text-box>
            <text:p>n</text:p>
          </draw:text-box>
        </draw:frame>
        <draw:frame draw:style-name="gr9" draw:text-style-name="P3" draw:layer="layout" svg:width="1.905cm" svg:height="1.27cm" svg:x="7.985cm" svg:y="8.302cm">
          <draw:text-box>
            <text:p>1</text:p>
          </draw:text-box>
        </draw:frame>
        <draw:frame draw:style-name="gr8" draw:text-style-name="P3" draw:layer="layout" svg:width="1.587cm" svg:height="0.962cm" svg:x="15.605cm" svg:y="13.373cm">
          <draw:text-box>
            <text:p>n</text:p>
          </draw:text-box>
        </draw:frame>
        <draw:frame draw:style-name="gr9" draw:text-style-name="P3" draw:layer="layout" svg:width="1.905cm" svg:height="1.27cm" svg:x="5.445cm" svg:y="9.572cm">
          <draw:text-box>
            <text:p>1</text:p>
          </draw:text-box>
        </draw:frame>
        <draw:frame draw:style-name="gr8" draw:text-style-name="P3" draw:layer="layout" svg:width="1.587cm" svg:height="0.962cm" svg:x="5.445cm" svg:y="16.24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0:11:47.516078544</meta:creation-date>
    <dc:date>2024-01-08T12:43:34.929521564</dc:date>
    <meta:editing-duration>PT4H12M55S</meta:editing-duration>
    <meta:editing-cycles>3</meta:editing-cycles>
    <meta:generator>LibreOffice/7.3.7.2$Linux_X86_64 LibreOffice_project/30$Build-2</meta:generator>
    <meta:document-statistic meta:object-count="20"/>
  </office:meta>
</office:document-meta>
</file>